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21cm" fo:min-width="1.836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988cm" fo:min-width="1.564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814cm" fo:min-width="3.008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eeeeee" draw:textarea-horizontal-align="justify" draw:textarea-vertical-align="middle" draw:auto-grow-height="false" fo:min-height="2.002cm" fo:min-width="2.887cm" fo:padding-top="0.134cm" fo:padding-bottom="0.134cm" fo:padding-left="0.259cm" fo:padding-right="0.25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989cm" fo:min-width="1.56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1.813cm" fo:min-width="3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5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4cm" fo:min-width="9.9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eeeeee"/>
      <style:paragraph-properties fo:text-align="center"/>
      <style:text-properties fo:font-size="16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Lato" fo:font-size="16pt" style:font-size-asian="16pt" style:font-size-complex="16pt"/>
    </style:style>
    <style:style style:name="T5" style:family="text">
      <style:text-properties style:font-name="La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2.064cm" svg:x="5.604cm" svg:y="8.051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127cm" svg:height="2.476cm" svg:x="5.191cm" svg:y="11.913cm">
          <text:p text:style-name="P1"><text:span text:style-name="T1">Check(A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3.508cm" svg:height="2.064cm" svg:x="10.763cm" svg:y="12.119cm">
          <text:p text:style-name="P1"><text:span text:style-name="T2">C=A</text:span></text:p>
          <text:p text:style-name="P1"><text:span text:style-name="T2">Unload(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3.405cm" svg:height="2.27cm" svg:x="16.645cm" svg:y="15.524cm">
          <text:p text:style-name="P1"><text:span text:style-name="T1">iceprog</text:span></text:p>
          <text:p text:style-name="P1"><text:span text:style-name="T1">Load(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7.255cm" svg:y1="10.115cm" svg:x2="7.255cm" svg:y2="11.913cm" draw:start-shape="id1" draw:start-glue-point="8" draw:end-shape="id2" draw:end-glue-point="4" svg:d="M7255 10115v1798" svg:viewBox="0 0 1 1799">
          <text:p/>
        </draw:connector>
        <draw:connector draw:style-name="gr5" draw:text-style-name="P5" draw:layer="layout" svg:x1="7.255cm" svg:y1="14.389cm" svg:x2="7.254cm" svg:y2="15.421cm" draw:start-shape="id2" draw:start-glue-point="6" draw:end-shape="id3" svg:d="M7255 14389v516h-1v516" svg:viewBox="0 0 2 1033">
          <text:p/>
        </draw:connector>
        <draw:connector draw:style-name="gr5" draw:text-style-name="P5" draw:layer="layout" draw:line-skew="0.635cm 2.501cm" svg:x1="7.255cm" svg:y1="17.898cm" svg:x2="16.645cm" svg:y2="16.659cm" draw:start-shape="id3" draw:start-glue-point="6" draw:end-shape="id4" draw:end-glue-point="3" svg:d="M7255 17898v1136h8223v-2375h1167" svg:viewBox="0 0 9391 2376">
          <text:p/>
        </draw:connector>
        <draw:connector draw:style-name="gr5" draw:text-style-name="P5" draw:layer="layout" svg:x1="9.318cm" svg:y1="16.66cm" svg:x2="10.763cm" svg:y2="16.659cm" draw:start-shape="id3" draw:start-glue-point="7" draw:end-shape="id5" svg:d="M9318 16660h723v-1h722" svg:viewBox="0 0 1446 2">
          <text:p/>
        </draw:connector>
        <draw:connector draw:style-name="gr5" draw:text-style-name="P5" draw:layer="layout" draw:line-skew="0.024cm" svg:x1="14.271cm" svg:y1="13.151cm" svg:x2="16.645cm" svg:y2="16.659cm" draw:start-shape="id6" draw:start-glue-point="1" draw:end-shape="id4" svg:d="M14271 13151h1207v3508h1167" svg:viewBox="0 0 2375 3509">
          <text:p/>
        </draw:connector>
        <draw:connector draw:style-name="gr5" draw:text-style-name="P5" draw:layer="layout" svg:x1="14.271cm" svg:y1="16.659cm" svg:x2="16.645cm" svg:y2="16.659cm" draw:start-shape="id5" draw:start-glue-point="1" draw:end-shape="id4" draw:end-glue-point="3" svg:d="M14271 16659h2374" svg:viewBox="0 0 2375 1">
          <text:p/>
        </draw:connector>
        <draw:connector draw:style-name="gr5" draw:text-style-name="P5" draw:layer="layout" draw:line-skew="0.254cm" svg:x1="20.05cm" svg:y1="16.659cm" svg:x2="8.906cm" svg:y2="9.083cm" draw:start-shape="id4" draw:start-glue-point="1" draw:end-shape="id1" svg:d="M20050 16659h762v-7576h-11906" svg:viewBox="0 0 11907 7577">
          <text:p/>
        </draw:connector>
        <draw:custom-shape draw:style-name="gr6" draw:text-style-name="P3" xml:id="id3" draw:id="id3" draw:layer="layout" svg:width="4.127cm" svg:height="2.477cm" svg:x="5.191cm" svg:y="15.421cm">
          <text:p text:style-name="P1"><text:span text:style-name="T1">Check(B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9.318cm" svg:y1="13.151cm" svg:x2="10.763cm" svg:y2="13.151cm" draw:start-shape="id2" draw:start-glue-point="7" draw:end-shape="id6" svg:d="M9318 13151h1445" svg:viewBox="0 0 1446 1">
          <text:p text:style-name="P1"/>
        </draw:connector>
        <draw:custom-shape draw:style-name="gr8" draw:text-style-name="P3" xml:id="id5" draw:id="id5" draw:layer="layout" svg:width="3.508cm" svg:height="2.063cm" svg:x="10.763cm" svg:y="15.628cm">
          <text:p text:style-name="P1"><text:span text:style-name="T1">C=B</text:span></text:p>
          <text:p text:style-name="P1"><text:span text:style-name="T1">Unload(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15.149cm" svg:height="1.038cm" svg:x="6.396cm" svg:y="2.021cm">
          <draw:text-box>
            <text:p text:style-name="P1"><text:span text:style-name="T3">FTDI Drivers flowchart for iceprog - Mac OS</text:span></text:p>
          </draw:text-box>
        </draw:frame>
        <draw:frame draw:style-name="gr10" draw:text-style-name="P7" draw:layer="layout" svg:width="10.493cm" svg:height="4.214cm" svg:x="8.724cm" svg:y="3.467cm">
          <draw:text-box>
            <text:p><text:span text:style-name="T4">A=com.FTDI.driver.FTDIUSBSerialDriver</text:span></text:p>
            <text:p><text:span text:style-name="T4">B=com.apple.driver.AppleUSBFTDI</text:span></text:p>
            <text:p><text:span text:style-name="T5"/></text:p>
            <text:p><text:span text:style-name="T4">Check(X): kextstat | grep -c $X</text:span></text:p>
            <text:p><text:span text:style-name="T4">Load(X): sudo kextload -b $X</text:span></text:p>
            <text:p><text:span text:style-name="T4">Unload(X): sudo kextunload -b $X</text:span></text:p>
          </draw:text-box>
        </draw:frame>
        <draw:frame draw:style-name="gr11" draw:text-style-name="P8" draw:layer="layout" svg:width="0.502cm" svg:height="0.962cm" svg:x="9.636cm" svg:y="12.557cm">
          <draw:text-box>
            <text:p/>
          </draw:text-box>
        </draw:frame>
        <draw:frame draw:style-name="gr12" draw:text-style-name="P8" draw:layer="layout" svg:width="0.925cm" svg:height="0.962cm" svg:x="9.382cm" svg:y="12.149cm">
          <draw:text-box>
            <text:p>Y</text:p>
          </draw:text-box>
        </draw:frame>
        <draw:frame draw:style-name="gr12" draw:text-style-name="P8" draw:layer="layout" svg:width="0.925cm" svg:height="0.962cm" svg:x="9.373cm" svg:y="15.705cm">
          <draw:text-box>
            <text:p>Y</text:p>
          </draw:text-box>
        </draw:frame>
        <draw:frame draw:style-name="gr13" draw:text-style-name="P8" draw:layer="layout" svg:width="0.925cm" svg:height="0.962cm" svg:x="6.253cm" svg:y="17.945cm">
          <draw:text-box>
            <text:p>N</text:p>
          </draw:text-box>
        </draw:frame>
        <draw:frame draw:style-name="gr13" draw:text-style-name="P8" draw:layer="layout" svg:width="0.925cm" svg:height="0.962cm" svg:x="6.19cm" svg:y="14.335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1:22:29.572577474</meta:creation-date>
    <dc:date>2017-03-01T12:35:08.040461526</dc:date>
    <meta:editing-duration>PT22M48S</meta:editing-duration>
    <meta:editing-cycles>5</meta:editing-cycles>
    <meta:generator>LibreOffice/5.1.4.2$Linux_X86_64 LibreOffice_project/10m0$Build-2</meta:generator>
    <meta:document-statistic meta:object-count="21"/>
  </office:meta>
</office:document-meta>
</file>